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SB Install/Monitoring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Demo Install, Config, Monitor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cs</text:p>
          </draw:text-box>
        </draw:frame>
        <draw:frame presentation:style-name="pr5" draw:layer="layout" svg:width="25.199cm" svg:height="14.776cm" svg:x="1.4cm" svg:y="4.914cm" presentation:class="outline" presentation:user-transformed="true">
          <draw:text-box>
            <text:list text:style-name="L2">
              <text:list-item>
                <text:p>Storm Install Doc:</text:p>
                <text:list>
                  <text:list-item>
                    <text:p>Install zookeeper, use <text:a xlink:href="https://cwiki.apache.org/confluence/display/BIGTOP/How+to+install+Hadoop+distribution+from+Bigtop+0.5.0">https://cwiki.apache.org/confluence/display/BIGTOP/How+to+install+Hadoop+distribution+from+Bigtop+0.5.0</text:a></text:p>
                  </text:list-item>
                  <text:list-item>
                    <text:p>wget -O /etc/yum.repos.d/bigtop.repo <text:a xlink:href="http://archive.apache.org/dist/bigtop/bigtop-0.5.0/repos/centos6/bigtop.repo">http://archive.apache.org/dist/bigtop/bigtop-0.5.0/repos/centos6/bigtop.repo</text:a></text:p>
                  </text:list-item>
                  <text:list-item>
                    <text:p>Creates a .repo file then do sudo yum update</text:p>
                  </text:list-item>
                  <text:list-item>
                    <text:p>Check using the zkCli.sh program and do a ls of the directory contents, verify with ps -ef | grep zookeeper</text:p>
                  </text:list-item>
                  <text:list-item>
                    <text:p>Put into monit to automate.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oc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ownload and install Storm (add Storm build instructions, had to do custom build earlier, not documented, wanted to stay on track first)</text:p>
              </text:list-item>
              <text:list-item>
                <text:p>Storm configuration customizations, configure storm.yaml</text:p>
                <text:list>
                  <text:list-item>
                    <text:p>Add /opt/storm/lib to path</text:p>
                  </text:list-item>
                  <text:list-item>
                    <text:p>Add supervisors.slots.ports for numWorkers</text:p>
                    <text:p/>
                  </text:list-item>
                </text:list>
              </text:list-item>
              <text:list-item>
                <text:p>Won't work, disable iptabl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nit chang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hange monitrc</text:p>
                <text:list>
                  <text:list-item>
                    <text:p>Add email server w/username, password</text:p>
                  </text:list-item>
                  <text:list-item>
                    <text:p>Uncomment message format</text:p>
                  </text:list-item>
                  <text:list-item>
                    <text:p>Change localhost to storm0</text:p>
                  </text:list-item>
                  <text:list-item>
                    <text:p>Add allow storm0 in addition to allow localhost</text:p>
                  </text:list-item>
                  <text:list-item>
                    <text:p>Change check system to check system localhost.localdomain.tld, enables checking for alerts</text:p>
                  </text:list-item>
                  <text:list-item>
                    <text:p>Add zookeeper and storm config sec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5.209cm" svg:x="1.4cm" svg:y="-0.014cm" presentation:class="title" presentation:user-transformed="true">
          <draw:text-box>
            <text:p>Monig Config (4 steps, pidfile exists which is standard for saying process exists, services on/off, test connect)</text:p>
          </draw:text-box>
        </draw:frame>
        <draw:frame presentation:style-name="pr5" draw:layer="layout" svg:width="25.199cm" svg:height="15.156cm" svg:x="1.4cm" svg:y="4.914cm" presentation:class="outline" presentation:user-transformed="true">
          <draw:text-box>
            <text:p>check process zookeeper_server with pidfile /var/run/zookeeper/zookeeper-server.pid</text:p>
            <text:p><text:s text:c="2"/>start program = "/etc/init.d/zookeeper-server start" with timeout 60 seconds</text:p>
            <text:p><text:s text:c="2"/>stop program = "/etc/init.d/zookeeper-server stop"</text:p>
            <text:p><text:s text:c="2"/>if failed host localhost port 2181 type tcp then alert</text:p>
            <text:p><text:s text:c="2"/>if 1 restarts within 3 cycles then alert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onit Not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ike the zookeeper zkCli.sh shell test</text:p>
              </text:list-item>
              <text:list-item>
                <text:p>Make small <text:s/>changes to the config file, there are <text:s/>no error messages</text:p>
              </text:list-item>
              <text:list-item>
                <text:p>Run as Root!!! default will be run as user. Creates initializing type error messages</text:p>
              </text:list-item>
              <text:list-item>
                <text:p>Next: turn monit into a root service</text:p>
              </text:list-item>
              <text:list-item>
                <text:p>Chron/anacron job for zookeeper log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6T11:09:10</meta:creation-date>
    <meta:editing-duration>PT30M45S</meta:editing-duration>
    <meta:editing-cycles>33</meta:editing-cycles>
    <dc:date>2013-04-16T13:29:29</dc:date>
    <meta:generator>OpenOffice.org/3.4.1$Unix OpenOffice.org_project/341m1$Build-9593</meta:generator>
    <meta:document-statistic meta:object-count="45"/>
  </office:meta>
</office:document-meta>
</file>